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2000011F0000138C0000083FBFFB2976A7F3C137.wmf" manifest:media-type="image/x-wmf"/>
  <manifest:file-entry manifest:full-path="Pictures/2000003500000BB80000178B8464FC57EA41119C.wmf" manifest:media-type="image/x-wmf"/>
  <manifest:file-entry manifest:full-path="Pictures/200000C60000138E0000083CE52552DECE13B6F4.wmf" manifest:media-type="image/x-wmf"/>
  <manifest:file-entry manifest:full-path="Pictures/200000120000086000000EAFAF31D133477B1336.wmf" manifest:media-type="image/x-wmf"/>
  <manifest:file-entry manifest:full-path="Pictures/10000201000003860000025A21B9FAA7207554A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draw:stroke="dash" draw:stroke-dash="Ultrafine_20_Dotted_20__28_var_29_"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fo:min-height="0.869cm"/>
    </style:style>
    <style:style style:name="gr5" style:family="graphic" style:parent-style-name="standard">
      <style:graphic-properties draw:stroke="none" svg:stroke-color="#000000" draw:fill="none" draw:fill-color="#ffffff" fo:min-height="1.73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000000" style:font-name="Arial" fo:font-size="22pt" style:font-size-asian="22pt" style:font-size-complex="22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color="#000000" style:font-name="Arial" fo:font-size="22pt" style:font-size-asian="22pt" style:font-size-complex="22pt"/>
    </style:style>
    <style:style style:name="T1" style:family="text">
      <style:text-properties fo:color="#000000" style:font-name="Arial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91cm" svg:height="10.618cm" svg:x="7.003cm" svg:y="5.27cm">
          <draw:image xlink:href="Pictures/10000201000003860000025A21B9FAA7207554AC.png" xlink:type="simple" xlink:show="embed" xlink:actuate="onLoad">
            <text:p/>
          </draw:image>
        </draw:frame>
        <draw:path draw:style-name="gr2" draw:text-style-name="P1" draw:layer="layout" svg:width="15.649cm" svg:height="2.502cm" draw:transform="rotate (-0.189193690916186) translate (7.40028740836478cm 7.79849904633088cm)" svg:viewBox="0 0 15650 2503" svg:d="M0 2c9767-38 10095 612 15650 2501">
          <text:p/>
        </draw:path>
        <draw:frame draw:style-name="gr1" draw:text-style-name="P1" draw:layer="layout" svg:width="0.37cm" svg:height="0.65cm" svg:x="13.53cm" svg:y="9.65cm">
          <draw:image xlink:href="Pictures/200000120000086000000EAFAF31D133477B1336.wmf" xlink:type="simple" xlink:show="embed" xlink:actuate="onLoad">
            <text:p/>
          </draw:image>
        </draw:frame>
        <draw:frame draw:style-name="gr1" draw:text-style-name="P1" draw:layer="layout" svg:width="0.37cm" svg:height="0.65cm" svg:x="14.03cm" svg:y="9.45cm">
          <draw:image xlink:href="Pictures/200000120000086000000EAFAF31D133477B1336.wmf" xlink:type="simple" xlink:show="embed" xlink:actuate="onLoad">
            <text:p/>
          </draw:image>
        </draw:frame>
        <draw:frame draw:style-name="gr1" draw:text-style-name="P1" draw:layer="layout" svg:width="1.172cm" svg:height="0.491cm" draw:transform="skewX (-0.00610865238198016) rotate (0.066497044500984) translate (14.115cm 9.964cm)">
          <draw:image xlink:href="Pictures/200000C60000138E0000083CE52552DECE13B6F4.wmf" xlink:type="simple" xlink:show="embed" xlink:actuate="onLoad">
            <text:p/>
          </draw:image>
        </draw:frame>
        <draw:line draw:style-name="gr3" draw:text-style-name="P1" draw:layer="layout" svg:x1="15.3cm" svg:y1="9.9cm" svg:x2="21.1cm" svg:y2="13.1cm">
          <text:p/>
        </draw:line>
        <draw:polyline draw:style-name="gr3" draw:text-style-name="P1" draw:layer="layout" svg:width="4.267cm" svg:height="0.717cm" draw:transform="rotate (-0.536863277913456) translate (18cm 9.4cm)" svg:viewBox="0 0 4268 718" draw:points="0,0 1078,638 4268,718">
          <text:p/>
        </draw:polyline>
        <draw:frame draw:style-name="gr1" draw:text-style-name="P1" draw:layer="layout" svg:width="0.69cm" svg:height="1.4cm" svg:x="12.9cm" svg:y="8.8cm">
          <draw:image xlink:href="Pictures/2000003500000BB80000178B8464FC57EA41119C.wmf" xlink:type="simple" xlink:show="embed" xlink:actuate="onLoad">
            <text:p/>
          </draw:image>
        </draw:frame>
        <draw:frame draw:style-name="gr4" draw:text-style-name="P3" draw:layer="layout" svg:width="5.3cm" svg:height="1.119cm" svg:x="8.7cm" svg:y="7.1cm">
          <draw:text-box>
            <text:p text:style-name="P2"><text:span text:style-name="T1">Kartausgasse</text:span></text:p>
          </draw:text-box>
        </draw:frame>
        <draw:frame draw:style-name="gr5" draw:text-style-name="P5" draw:layer="layout" svg:width="5.5cm" svg:height="1.987cm" svg:x="17.237cm" svg:y="6.7cm">
          <draw:text-box>
            <text:p text:style-name="P4"><text:span text:style-name="T1">Theodorskirch-platz</text:span></text:p>
          </draw:text-box>
        </draw:frame>
        <draw:line draw:style-name="gr3" draw:text-style-name="P1" draw:layer="layout" svg:x1="15.8cm" svg:y1="8.1cm" svg:x2="16.9cm" svg:y2="8.8cm">
          <text:p/>
        </draw:line>
        <draw:frame draw:style-name="gr1" draw:text-style-name="P1" draw:layer="layout" svg:width="1.447cm" svg:height="0.607cm" draw:transform="skewX (0.00820304748437337) rotate (2.67576427623251) translate (17.993cm 9.57cm)">
          <draw:image xlink:href="Pictures/2000011F0000138C0000083FBFFB2976A7F3C137.wmf" xlink:type="simple" xlink:show="embed" xlink:actuate="onLoad">
            <text:p/>
          </draw:image>
        </draw:frame>
        <draw:frame draw:style-name="gr1" draw:text-style-name="P1" draw:layer="layout" svg:width="1.172cm" svg:height="0.491cm" draw:transform="skewX (-0.00610865238198026) rotate (-0.465828377357286) translate (21.153cm 12.934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1cm" draw:transform="skewX (-0.00610865238198021) rotate (2.67576427623251) translate (22.247cm 12.766cm)">
          <draw:image xlink:href="Pictures/200000C60000138E0000083CE52552DECE13B6F4.wmf" xlink:type="simple" xlink:show="embed" xlink:actuate="onLoad">
            <text:p/>
          </draw:image>
        </draw:frame>
        <draw:line draw:style-name="gr3" draw:text-style-name="P1" draw:layer="layout" svg:x1="22.1cm" svg:y1="13.6cm" svg:x2="22.9cm" svg:y2="14.1cm">
          <text:p/>
        </draw:line>
        <draw:line draw:style-name="gr3" draw:text-style-name="P1" draw:layer="layout" svg:x1="22.2cm" svg:y1="12.6cm" svg:x2="22.8cm" svg:y2="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7:47:10.529357271</meta:creation-date>
    <dc:date>2019-08-14T07:17:37.895840027</dc:date>
    <meta:editing-duration>PT23M</meta:editing-duration>
    <meta:editing-cycles>6</meta:editing-cycles>
    <meta:generator>LibreOffice/5.4.5.1$MacOSX_X86_64 LibreOffice_project/79c9829dd5d8054ec39a82dc51cd9eff340dbee8</meta:generator>
    <meta:document-statistic meta:object-count="16"/>
  </office:meta>
</office:document-meta>
</file>